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HttpResponseDecorato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sponseDecorator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sponseDeco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sponseDecorator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sponseDecorator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sponseDecorator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sponseDecorator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sponseDecorator.ClientHttpResponseDecorator( ClientHttpRespons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